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1377de" officeooo:paragraph-rsid="001377de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13e580" officeooo:paragraph-rsid="0013e58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55b1e" officeooo:paragraph-rsid="00155b1e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6a530" officeooo:paragraph-rsid="0016a530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16a530" officeooo:paragraph-rsid="0016a530" style:font-size-asian="12.25pt" style:font-weight-asian="bold" style:font-size-complex="14pt" style:font-weight-complex="bold"/>
    </style:style>
    <style:style style:name="P6" style:family="paragraph" style:parent-style-name="Standard">
      <style:text-properties officeooo:rsid="0013e580" officeooo:paragraph-rsid="0013e580"/>
    </style:style>
    <style:style style:name="P7" style:family="paragraph" style:parent-style-name="Standard" style:list-style-name="L1">
      <style:text-properties fo:font-size="14pt" fo:font-weight="normal" officeooo:rsid="0013e580" officeooo:paragraph-rsid="0013e58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3e580" officeooo:paragraph-rsid="0013e580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text-properties fo:font-size="14pt" fo:font-weight="normal" officeooo:rsid="0013e580" officeooo:paragraph-rsid="0013e580" style:font-size-asian="12.25pt" style:font-weight-asian="normal" style:font-size-complex="14pt" style:font-weight-complex="normal"/>
    </style:style>
    <style:style style:name="P10" style:family="paragraph" style:parent-style-name="Standard" style:list-style-name="L3">
      <style:text-properties fo:font-size="14pt" fo:font-weight="normal" officeooo:rsid="0013e580" officeooo:paragraph-rsid="0013e580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text-properties fo:font-size="14pt" fo:font-weight="normal" officeooo:rsid="00155b1e" officeooo:paragraph-rsid="00155b1e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6a530" officeooo:paragraph-rsid="0016a530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6b283" officeooo:paragraph-rsid="0016b283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text-properties fo:font-size="14pt" fo:font-weight="normal" officeooo:rsid="0016ba37" officeooo:paragraph-rsid="0016ba37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text-properties fo:font-size="14pt" fo:font-weight="normal" officeooo:rsid="0016ba37" officeooo:paragraph-rsid="0016ba37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16a530" officeooo:paragraph-rsid="0016a530" style:font-size-asian="12.25pt" style:font-weight-asian="bold" style:font-size-complex="14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officeooo:rsid="0016ba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T_IRC MEDIUM (<text:a xlink:type="simple" xlink:href="https://medium.com/@afatir.ahmedfatir/small-irc-server-ft-irc-42-network-7cee848de6f9" text:style-name="Internet_20_link" text:visited-style-name="Visited_20_Internet_20_Link">https://medium.com/@afatir.ahmedfatir/small-irc-server-ft-irc-42-network-7cee848de6f9</text:a>)</text:p>
      <text:p text:style-name="P1"/>
      <text:p text:style-name="P1">1.1 creazione classi e metodi</text:p>
      <text:p text:style-name="P1"/>
      <text:p text:style-name="P2">creazione classe Client con membri privati: </text:p>
      <text:list xml:id="list589300528" text:style-name="L1">
        <text:list-item>
          <text:p text:style-name="P7">int _fd</text:p>
        </text:list-item>
        <text:list-item>
          <text:p text:style-name="P7">std::string _Ipadd (address ip)</text:p>
        </text:list-item>
      </text:list>
      <text:p text:style-name="P2"/>
      <text:p text:style-name="P6"><text:span text:style-name="T1">ft members (public):</text:span></text:p>
      <text:list xml:id="list164710959449473" text:continue-numbering="true" text:style-name="L1">
        <text:list-item>
          <text:p text:style-name="P7">Costruttori e distruttore seguendo la orthodoxal form</text:p>
        </text:list-item>
        <text:list-item>
          <text:p text:style-name="P7">getter e setter necessari.</text:p>
        </text:list-item>
      </text:list>
      <text:p text:style-name="P2"/>
      <text:p text:style-name="P2">Server class, private members:</text:p>
      <text:list xml:id="list406356291" text:style-name="L2">
        <text:list-item>
          <text:p text:style-name="P9">int _port</text:p>
        </text:list-item>
        <text:list-item>
          <text:p text:style-name="P9">int _servSocketFd</text:p>
        </text:list-item>
        <text:list-item>
          <text:p text:style-name="P9">static bool _signal</text:p>
        </text:list-item>
        <text:list-item>
          <text:p text:style-name="P9">std::vector&lt;Client&gt; _clients</text:p>
        </text:list-item>
        <text:list-item>
          <text:p text:style-name="P9">std::vector&lt;struct pollfd&gt; _pollfds</text:p>
        </text:list-item>
        <text:list-item>
          <text:p text:style-name="P14">std::map&lt;struct pollfd/int fd, Client&gt; _clientFds to trace the fds when you’re going to loop into the pollfds structures inside the poll()</text:p>
        </text:list-item>
      </text:list>
      <text:p text:style-name="P2"/>
      <text:p text:style-name="P2">public members:</text:p>
      <text:list xml:id="list536072427" text:style-name="L3">
        <text:list-item>
          <text:p text:style-name="P10">Orthodoxal Form: constructors and distructor</text:p>
        </text:list-item>
        <text:list-item>
          <text:p text:style-name="P10">getter and setters</text:p>
        </text:list-item>
        <text:list-item>
          <text:p text:style-name="P10">a function to initialize the server</text:p>
        </text:list-item>
        <text:list-item>
          <text:p text:style-name="P10">a ft to create and setup the socket</text:p>
        </text:list-item>
        <text:list-item>
          <text:p text:style-name="P10">a ft to accept a new client</text:p>
        </text:list-item>
        <text:list-item>
          <text:p text:style-name="P10">a ft to receive a new data which has an int fd as an argument</text:p>
        </text:list-item>
        <text:list-item>
          <text:p text:style-name="P10">a signal handler with an <text:span text:style-name="T2">a</text:span>rgument int sig<text:span text:style-name="T2">nal</text:span></text:p>
        </text:list-item>
        <text:list-item>
          <text:p text:style-name="P11">an ft that close all the fds in the pollfds vector</text:p>
        </text:list-item>
        <text:list-item>
          <text:p text:style-name="P11">a clear clients that takes a int fd <text:s/>to remove a precise client from the vector</text:p>
        </text:list-item>
        <text:list-item>
          <text:p text:style-name="P15">an ft to search between the clients which one is receiving datas</text:p>
        </text:list-item>
      </text:list>
      <text:p text:style-name="P13">Channel class:</text:p>
      <text:p text:style-name="P13">It will be necessary when we will want to create a channel and we will ave to bind it with his name in a map of the server</text:p>
      <text:p text:style-name="P3"/>
      <text:p text:style-name="P5"/>
      <text:p text:style-name="P5">Client socket setup</text:p>
      <text:p text:style-name="P4">socket() → connect() → recv<text:span text:style-name="T2">()</text:span></text:p>
      <text:p text:style-name="P4"/>
      <text:p text:style-name="P5"><text:soft-page-break/>Server socket setup</text:p>
      <text:p text:style-name="P4">socket() → bind() → listen() → accept()</text:p>
      <text:p text:style-name="P4"/>
      <text:p text:style-name="P13">socket() → set up del tipo di socket e dove deve ascoltare</text:p>
      <text:p text:style-name="P13">bind() → verifica che il bound sia fattibile</text:p>
      <text:p text:style-name="P13">listen() → mette in ascolto sulla porta e IP il socket</text:p>
      <text:p text:style-name="P13">accept() → accetta una connessione</text:p>
      <text:p text:style-name="P4"/>
      <text:p text:style-name="P4"/>
      <text:p text:style-name="P4"/>
      <text:p text:style-name="P4"/>
      <text:p text:style-name="P4"/>
      <text:p text:style-name="P4"><draw:line text:anchor-type="paragraph" draw:z-index="0" draw:name="Line 1" draw:style-name="gr2" draw:text-style-name="P17" svg:x1="1.1693in" svg:y1="0.1504in" svg:x2="1.8256in" svg:y2="0.1402in"><text:p/></draw:line><draw:line text:anchor-type="paragraph" draw:z-index="3" draw:name="Line 4" draw:style-name="gr1" draw:text-style-name="P17" svg:x1="2.4717in" svg:y1="0.1508in" svg:x2="2.9091in" svg:y2="0.1299in"><text:p/></draw:line>[ Client IRC ] <text:tab/><text:tab/>TCP <text:tab/><text:tab/>[ Socket ascolto (server) ]</text:p>
      <text:p text:style-name="P4"><draw:line text:anchor-type="paragraph" draw:z-index="1" draw:name="Line 2" draw:style-name="gr1" draw:text-style-name="P17" svg:x1="3.1382in" svg:y1="0.0311in" svg:x2="2.3362in" svg:y2="0.6248in"><text:p/></draw:line><text:s text:c="33"/><text:tab/><text:tab/></text:p>
      <text:p text:style-name="P4"/>
      <text:p text:style-name="P4"/>
      <text:p text:style-name="P4"><text:tab/> <text:s text:c="30"/>accept()</text:p>
      <text:p text:style-name="P4"><draw:line text:anchor-type="paragraph" draw:z-index="2" draw:name="Line 3" draw:style-name="gr1" draw:text-style-name="P17" svg:x1="2.2941in" svg:y1="0.0953in" svg:x2="2.2839in" svg:y2="0.5642in"><text:p/></draw:line><text:tab/><text:tab/><text:tab/> <text:s text:c="2"/></text:p>
      <text:p text:style-name="P4"/>
      <text:p text:style-name="P4"><text:s text:c="33"/></text:p>
      <text:p text:style-name="P4"><text:s text:c="22"/><text:tab/>[ Socket client 1 (fd=4) ]</text:p>
      <text:p text:style-name="P4"><text:s text:c="22"/><text:tab/>[ Socket client 2 (fd=5) ]</text:p>
      <text:p text:style-name="P4"><text:s text:c="30"/><text:tab/><text:tab/> <text:s text:c="2"/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4:25:47.225077314</meta:creation-date>
    <meta:editing-duration>PT1H35S</meta:editing-duration>
    <meta:editing-cycles>2</meta:editing-cycles>
    <meta:generator>LibreOffice/7.3.7.2$Linux_X86_64 LibreOffice_project/30$Build-2</meta:generator>
    <dc:date>2025-09-29T16:47:09.550262536</dc:date>
    <meta:document-statistic meta:table-count="0" meta:image-count="0" meta:object-count="0" meta:page-count="2" meta:paragraph-count="44" meta:word-count="292" meta:character-count="1811" meta:non-whitespace-character-count="1387"/>
  </office:meta>
</office:document-meta>
</file>